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91a1c"/>
      <style:paragraph-properties fo:background-color="#191a1c" fo:padding="0cm" fo:border="none" style:shadow="none"/>
    </style:style>
    <style:style style:name="P2" style:family="paragraph" style:parent-style-name="Standard">
      <style:text-properties officeooo:rsid="001f45e9" officeooo:paragraph-rsid="001f45e9"/>
    </style:style>
    <style:style style:name="P3" style:family="paragraph" style:parent-style-name="Standard">
      <style:text-properties officeooo:rsid="0020cb37" officeooo:paragraph-rsid="0020cb37"/>
    </style:style>
    <style:style style:name="T1" style:family="text">
      <style:text-properties fo:color="#bcbec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2" style:family="text">
      <style:text-properties fo:color="#cf8e6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3" style:family="text">
      <style:text-properties fo:color="#b200b2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4" style:family="text">
      <style:text-properties fo:color="#94558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5" style:family="text">
      <style:text-properties fo:color="#8888c6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6" style:family="text">
      <style:text-properties fo:color="#56a8f5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ab73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8" style:family="text">
      <style:text-properties fo:color="#2aacb8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9" style:family="text">
      <style:text-properties fo:color="#7a7e85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0" style:family="text">
      <style:text-properties officeooo:rsid="001f95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from </text:span><text:span text:style-name="T1">PyQt5.QtWidgets </text:span><text:span text:style-name="T2">import </text:span><text:span text:style-name="T1">*<text:line-break/><text:line-break/></text:span><text:span text:style-name="T2">class </text:span><text:span text:style-name="T1">Account(QWidget):<text:line-break/> <text:s text:c="3"/></text:span><text:span text:style-name="T2">def </text:span><text:span text:style-name="T3">__init__</text:span><text:span text:style-name="T1">(</text:span><text:span text:style-name="T4">self</text:span><text:span text:style-name="T1">, _app:QApplication):<text:line-break/> <text:s text:c="7"/></text:span><text:span text:style-name="T5">super</text:span><text:span text:style-name="T1">().</text:span><text:span text:style-name="T3">__init__</text:span><text:span text:style-name="T1">()<text:line-break/> <text:s text:c="7"/></text:span><text:span text:style-name="T4">self</text:span><text:span text:style-name="T1">.app = _app<text:line-break/><text:line-break/> <text:s text:c="3"/></text:span><text:span text:style-name="T2">def </text:span><text:span text:style-name="T6">closeEvent</text:span><text:span text:style-name="T1">(</text:span><text:span text:style-name="T4">self</text:span><text:span text:style-name="T1">, a0):<text:line-break/> <text:s text:c="7"/></text:span><text:span text:style-name="T4">self</text:span><text:span text:style-name="T1">.app.submenu_open = </text:span><text:span text:style-name="T2">False<text:line-break/> <text:s text:c="7"/></text:span><text:span text:style-name="T4">self</text:span><text:span text:style-name="T1">.setWindowTitle(</text:span><text:span text:style-name="T7">"Modifier le mot de passe"</text:span><text:span text:style-name="T1">)<text:line-break/> <text:s text:c="7"/></text:span><text:span text:style-name="T4">self</text:span><text:span text:style-name="T1">.setGeometry(</text:span><text:span text:style-name="T8">600</text:span><text:span text:style-name="T1">, </text:span><text:span text:style-name="T8">300</text:span><text:span text:style-name="T1">, </text:span><text:span text:style-name="T8">300</text:span><text:span text:style-name="T1">, </text:span><text:span text:style-name="T8">200</text:span><text:span text:style-name="T1">)<text:line-break/><text:line-break/> <text:s text:c="7"/></text:span><text:span text:style-name="T9"># Champs de texte<text:line-break/> <text:s text:c="7"/></text:span><text:span text:style-name="T4">self</text:span><text:span text:style-name="T1">.label_info = QLabel(</text:span><text:span text:style-name="T7">"Entrez votre nouveau mot de passe :"</text:span><text:span text:style-name="T1">)<text:line-break/><text:line-break/> <text:s text:c="7"/></text:span><text:span text:style-name="T4">self</text:span><text:span text:style-name="T1">.new_password = QLineEdit()<text:line-break/> <text:s text:c="7"/></text:span><text:span text:style-name="T4">self</text:span><text:span text:style-name="T1">.new_password.setPlaceholderText(</text:span><text:span text:style-name="T7">"Nouveau mot de passe"</text:span><text:span text:style-name="T1">)<text:line-break/> <text:s text:c="7"/></text:span><text:span text:style-name="T4">self</text:span><text:span text:style-name="T1">.new_password.setEchoMode(QLineEdit.Password)<text:line-break/><text:line-break/> <text:s text:c="7"/></text:span><text:span text:style-name="T4">self</text:span><text:span text:style-name="T1">.confirm_password = QLineEdit()<text:line-break/> <text:s text:c="7"/></text:span><text:span text:style-name="T4">self</text:span><text:span text:style-name="T1">.confirm_password.setPlaceholderText(</text:span><text:span text:style-name="T7">"Confirmer le mot de passe"</text:span><text:span text:style-name="T1">)<text:line-break/> <text:s text:c="7"/></text:span><text:span text:style-name="T4">self</text:span><text:span text:style-name="T1">.confirm_password.setEchoMode(QLineEdit.Password)<text:line-break/><text:line-break/> <text:s text:c="7"/></text:span><text:span text:style-name="T4">self</text:span><text:span text:style-name="T1">.btn_save = QPushButton(</text:span><text:span text:style-name="T7">"Enregistrer"</text:span><text:span text:style-name="T1">)<text:line-break/> <text:s text:c="7"/></text:span><text:span text:style-name="T4">self</text:span><text:span text:style-name="T1">.btn_save.clicked.connect(</text:span><text:span text:style-name="T4">self</text:span><text:span text:style-name="T1">.change_password)<text:line-break/><text:line-break/> <text:s text:c="7"/></text:span><text:span text:style-name="T9"># Layouts &amp; fenêtre<text:line-break/> <text:s text:c="7"/></text:span><text:span text:style-name="T1">layout = QVBoxLayout()<text:line-break/> <text:s text:c="7"/>layout.addWidget(</text:span><text:span text:style-name="T4">self</text:span><text:span text:style-name="T1">.label_info)<text:line-break/> <text:s text:c="7"/>layout.addWidget(</text:span><text:span text:style-name="T4">self</text:span><text:span text:style-name="T1">.new_password)<text:line-break/> <text:s text:c="7"/>layout.addWidget(</text:span><text:span text:style-name="T4">self</text:span><text:span text:style-name="T1">.confirm_password)<text:line-break/> <text:s text:c="7"/>layout.addWidget(</text:span><text:span text:style-name="T4">self</text:span><text:span text:style-name="T1">.btn_save)<text:line-break/><text:line-break/> <text:s text:c="7"/></text:span><text:span text:style-name="T4">self</text:span><text:span text:style-name="T1">.setLayout(layout)<text:line-break/><text:line-break/> <text:s text:c="3"/></text:span><text:span text:style-name="T2">def </text:span><text:span text:style-name="T6">change_password</text:span><text:span text:style-name="T1">(</text:span><text:span text:style-name="T4">self</text:span><text:span text:style-name="T1">):<text:line-break/> <text:s text:c="7"/></text:span><text:span text:style-name="T2">if </text:span><text:span text:style-name="T4">self</text:span><text:span text:style-name="T1">.new_password.text() == </text:span><text:span text:style-name="T4">self</text:span><text:span text:style-name="T1">.confirm_password.text():<text:line-break/> <text:s text:c="11"/>QMessageBox.information(</text:span><text:span text:style-name="T4">self</text:span><text:span text:style-name="T1">, </text:span><text:span text:style-name="T7">"Succès"</text:span><text:span text:style-name="T1">, </text:span><text:span text:style-name="T7">"Mot de passe modifié avec succès "</text:span><text:span text:style-name="T1">)<text:line-break/> <text:s text:c="11"/></text:span><text:span text:style-name="T4">self</text:span><text:span text:style-name="T1">.close()<text:line-break/> <text:s text:c="7"/></text:span><text:span text:style-name="T2">else</text:span><text:span text:style-name="T1">:<text:line-break/> <text:s text:c="11"/>QMessageBox.warning(</text:span><text:span text:style-name="T4">self</text:span><text:span text:style-name="T1">, </text:span><text:span text:style-name="T7">"Erreur"</text:span><text:span text:style-name="T1">, </text:span><text:span text:style-name="T7">"Les mots de passe ne correspondent pas "</text:span><text:span text:style-name="T1">)</text:span></text:p>
      <text:p text:style-name="Standard"/>
      <text:p text:style-name="P2"/>
      <text:p text:style-name="P2"/>
      <text:p text:style-name="P2">Note<text:span text:style-name="T10"> supplémentaire</text:span> d'Arinone (pour le professeur) : Je sais pas pourquoi il me l'a envoyé en .odt et il m'a osé dire que c'était "plus rapide" de me l'envoyer en .odt au lieu d'envoyer le fichier en .py</text:p>
      <text:p text:style-name="P3">Ce que j'ai fait c'est que j'ai fait un autre fichier en .py qui contient son code (sans le modifier). Je le garde à part car je ne sais pas ce qu'il a voulu faire pour son code, mais je l'ai mit quand même histoire qu'il a une note (et c'est là dont j'ai réalisé que j'aurai mieux dû faire le travail en solo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1T12:23:06.200060500</meta:creation-date>
    <dc:date>2026-02-21T14:08:45.759945292</dc:date>
    <meta:editing-duration>PT3M27S</meta:editing-duration>
    <meta:editing-cycles>4</meta:editing-cycles>
    <meta:generator>LibreOffice/26.2.0.3$Linux_X86_64 LibreOffice_project/620$Build-3</meta:generator>
    <meta:document-statistic meta:table-count="0" meta:image-count="0" meta:object-count="0" meta:page-count="1" meta:paragraph-count="3" meta:word-count="203" meta:character-count="1981" meta:non-whitespace-character-count="1532"/>
  </office:meta>
</office:document-meta>
</file>